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314cm"/>
    </style:style>
    <style:style style:name="co5" style:family="table-column">
      <style:table-column-properties fo:break-before="auto" style:column-width="3.268cm"/>
    </style:style>
    <style:style style:name="co6" style:family="table-column">
      <style:table-column-properties fo:break-before="auto" style:column-width="5.72cm"/>
    </style:style>
    <style:style style:name="co7" style:family="table-column">
      <style:table-column-properties fo:break-before="auto" style:column-width="2.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cm"/>
    </style:style>
    <style:style style:name="ce3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5" style:family="table-cell" style:parent-style-name="Default">
      <style:table-cell-properties fo:border-bottom="none" fo:border-left="none" fo:border-right="0.74pt solid #000000" fo:border-top="none"/>
    </style:style>
    <style:style style:name="ce6" style:family="table-cell" style:parent-style-name="Default">
      <style:text-properties style:text-line-through-style="solid" style:text-line-through-type="single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 style:data-style-name="N3"/>
    <style:style style:name="ce9" style:family="table-cell" style:parent-style-name="Default" style:data-style-name="N81"/>
    <style:style style:name="ce10" style:family="table-cell" style:parent-style-name="Default" style:data-style-name="N4"/>
    <style:style style:name="ce11" style:family="table-cell" style:parent-style-name="Default" style:data-style-name="N4">
      <style:table-cell-properties fo:border-bottom="none" fo:border-left="none" fo:border-right="none" fo:border-top="0.74pt solid #000000"/>
    </style:style>
    <style:style style:name="ce12" style:family="table-cell" style:parent-style-name="Default">
      <style:table-cell-properties fo:border-bottom="none" fo:border-left="none" fo:border-right="none" fo:border-top="0.74pt solid #0000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16" style:family="table-cell" style:parent-style-name="Default" style:data-style-name="N4">
      <style:table-cell-properties fo:border-bottom="none" fo:border-left="0.74pt solid #000000" fo:border-right="none" fo:border-top="none"/>
    </style:style>
    <style:style style:name="ce17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Mon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4">
      <style:table-cell-properties fo:border-bottom="none" fo:border-left="0.74pt solid #000000" fo:border-right="none" fo:border-top="0.74pt solid #000000"/>
    </style:style>
    <style:style style:name="ce19" style:family="table-cell" style:parent-style-name="Default" style:data-style-name="N4">
      <style:table-cell-properties fo:border="none"/>
    </style:style>
    <style:style style:name="ce20" style:family="table-cell" style:parent-style-name="Default">
      <style:table-cell-properties fo:border-bottom="none" fo:border-left="0.74pt solid #000000" fo:border-right="none" fo:border-top="none"/>
    </style:style>
    <style:style style:name="ce2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 style:data-style-name="N117"/>
    <style:style style:name="ce25" style:family="table-cell" style:parent-style-name="Default" style:data-style-name="N81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 style:data-style-name="N11"/>
    <style:style style:name="ce29" style:family="table-cell" style:parent-style-name="Default" style:data-style-name="N120"/>
    <style:style style:name="ce30" style:family="table-cell" style:parent-style-name="Default" style:data-style-name="N81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nkBudg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6" table:default-cell-style-name="ce26"/>
        <table:table-column table:style-name="co3" table:number-columns-repeated="4" table:default-cell-style-name="Default"/>
        <table:table-row table:style-name="ro1">
          <table:table-cell/>
          <table:table-cell table:style-name="ce6" office:value-type="string" calcext:value-type="string">
            <text:p>Following the example in the SME-SMAD, pg 480</text:p>
          </table:table-cell>
          <table:table-cell table:number-columns-repeated="5"/>
          <table:table-cell office:value-type="string" calcext:value-type="string">
            <text:p>BASED ON COMMLINKS COURSE PACK II.3 TABLE A4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Jimmy Vaughan</text:p>
          </table:table-cell>
          <table:table-cell table:number-columns-repeated="5"/>
          <table:table-cell office:value-type="string" calcext:value-type="string">
            <text:p>Max_Bandwidth</text:p>
          </table:table-cell>
          <table:table-cell table:style-name="ce9" office:value-type="float" office:value="50000000" calcext:value-type="float">
            <text:p>5.00E+07</text:p>
          </table:table-cell>
          <table:table-cell office:value-type="string" calcext:value-type="string">
            <text:p>50 MHz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oing off what’s defined in the slides <text:span text:style-name="T1">only</text:span></text:p>
          </table:table-cell>
          <table:table-cell table:number-columns-repeated="4"/>
          <table:table-cell office:value-type="string" calcext:value-type="string">
            <text:p>DL</text:p>
          </table:table-cell>
          <table:table-cell office:value-type="string" calcext:value-type="string">
            <text:p>Center Frequency</text:p>
          </table:table-cell>
          <table:table-cell table:style-name="ce24" table:formula="of:=(7300000000+7250000000)/2" office:value-type="float" office:value="7275000000" calcext:value-type="float">
            <text:p>7.275E+09</text:p>
          </table:table-cell>
          <table:table-cell office:value-type="string" calcext:value-type="string">
            <text:p>7.275 GHz</text:p>
          </table:table-cell>
          <table:table-cell office:value-type="string" calcext:value-type="string">
            <text:p>lambda</text:p>
          </table:table-cell>
          <table:table-cell table:formula="of:=[.K12]/[.I3]" office:value-type="float" office:value="0.0412085852920962" calcext:value-type="float">
            <text:p>0.041208585292096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UL</text:p>
          </table:table-cell>
          <table:table-cell office:value-type="string" calcext:value-type="string">
            <text:p>Center Frequency</text:p>
          </table:table-cell>
          <table:table-cell table:style-name="ce9" office:value-type="float" office:value="8000000000" calcext:value-type="float">
            <text:p>8.00E+09</text:p>
          </table:table-cell>
          <table:table-cell office:value-type="string" calcext:value-type="string">
            <text:p>8 GHz</text:p>
          </table:table-cell>
          <table:table-cell office:value-type="string" calcext:value-type="string">
            <text:p>lambda</text:p>
          </table:table-cell>
          <table:table-cell table:formula="of:=[.K12]/[.I4]" office:value-type="float" office:value="0.03747405725" calcext:value-type="float">
            <text:p>0.0374740572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L</text:p>
          </table:table-cell>
          <table:table-cell office:value-type="string" calcext:value-type="string">
            <text:p>BER</text:p>
          </table:table-cell>
          <table:table-cell table:style-name="ce9" office:value-type="float" office:value="0.0001" calcext:value-type="float">
            <text:p>1.00E-04</text:p>
          </table:table-cell>
          <table:table-cell office:value-type="string" calcext:value-type="string">
            <text:p>“10e-5”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UL</text:p>
          </table:table-cell>
          <table:table-cell office:value-type="string" calcext:value-type="string">
            <text:p>BER</text:p>
          </table:table-cell>
          <table:table-cell table:style-name="ce9" office:value-type="float" office:value="0.000001" calcext:value-type="float">
            <text:p>1.00E-06</text:p>
          </table:table-cell>
          <table:table-cell office:value-type="string" calcext:value-type="string">
            <text:p>“10e-7”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L</text:p>
          </table:table-cell>
          <table:table-cell office:value-type="string" calcext:value-type="string">
            <text:p>R</text:p>
          </table:table-cell>
          <table:table-cell table:style-name="ce25" office:value-type="float" office:value="19880389.5432288" calcext:value-type="float">
            <text:p>1.99E+07</text:p>
          </table:table-cell>
          <table:table-cell office:value-type="string" calcext:value-type="string">
            <text:p>bps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UL</text:p>
          </table:table-cell>
          <table:table-cell office:value-type="string" calcext:value-type="string">
            <text:p>R</text:p>
          </table:table-cell>
          <table:table-cell table:style-name="ce9" office:value-type="float" office:value="2500" calcext:value-type="float">
            <text:p>2.50E+03</text:p>
          </table:table-cell>
          <table:table-cell office:value-type="string" calcext:value-type="string">
            <text:p>bps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L</text:p>
          </table:table-cell>
          <table:table-cell office:value-type="string" calcext:value-type="string">
            <text:p>epsilon</text:p>
          </table:table-cell>
          <table:table-cell table:style-name="ce9" office:value-type="float" office:value="1" calcext:value-type="float">
            <text:p>1.00E+00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desig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UL</text:p>
          </table:table-cell>
          <table:table-cell office:value-type="string" calcext:value-type="string">
            <text:p>epsilon</text:p>
          </table:table-cell>
          <table:table-cell table:style-name="ce9" office:value-type="float" office:value="0.25" calcext:value-type="float">
            <text:p>2.50E-01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assum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wnlink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[C/N]achieved = [Pt] + [Gt] + 2[lambda/(4pi d)] – [k] – [B] + [G/T]</text:p>
          </table:table-cell>
          <table:table-cell table:number-columns-repeated="6"/>
          <table:table-cell table:style-name="Default"/>
          <table:table-cell table:style-name="ce26" office:value-type="string" calcext:value-type="string">
            <text:p>c</text:p>
          </table:table-cell>
          <table:table-cell table:style-name="ce26" office:value-type="float" office:value="299792458" calcext:value-type="float">
            <text:p>299792458</text:p>
          </table:table-cell>
          <table:table-cell office:value-type="string" calcext:value-type="string">
            <text:p>m/s</text:p>
          </table:table-cell>
          <table:table-cell/>
        </table:table-row>
        <table:table-row table:style-name="ro1">
          <table:table-cell table:number-columns-repeated="8"/>
          <table:table-cell table:style-name="Default"/>
          <table:table-cell table:style-name="ce26" office:value-type="string" calcext:value-type="string">
            <text:p>k</text:p>
          </table:table-cell>
          <table:table-cell table:style-name="ce30" office:value-type="float" office:value="1.380649E-023" calcext:value-type="float">
            <text:p>1.38E-23</text:p>
          </table:table-cell>
          <table:table-cell office:value-type="string" calcext:value-type="string">
            <text:p>J/K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DL</text:p>
          </table:table-cell>
          <table:table-cell office:value-type="string" calcext:value-type="string">
            <text:p>BW</text:p>
          </table:table-cell>
          <table:table-cell table:style-name="ce25" office:value-type="float" office:value="11928233.7259373" calcext:value-type="float">
            <text:p>1.19E+07</text:p>
          </table:table-cell>
          <table:table-cell table:style-name="ce26" office:value-type="string" calcext:value-type="string">
            <text:p>11.928 MHz</text:p>
          </table:table-cell>
          <table:table-cell table:style-name="ce30" office:value-type="string" calcext:value-type="string">
            <text:p>jupyter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UP</text:p>
          </table:table-cell>
          <table:table-cell office:value-type="string" calcext:value-type="string">
            <text:p>BW</text:p>
          </table:table-cell>
          <table:table-cell table:style-name="Default"/>
          <table:table-cell table:style-name="ce26"/>
          <table:table-cell table:style-name="ce30"/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d</text:p>
          </table:table-cell>
          <table:table-cell table:style-name="ce25" office:value-type="float" office:value="40588246.261129" calcext:value-type="float">
            <text:p>4.06E+07</text:p>
          </table:table-cell>
          <table:table-cell table:style-name="ce26" office:value-type="string" calcext:value-type="string">
            <text:p>m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string" calcext:value-type="string">
            <text:p>Down</text:p>
          </table:table-cell>
          <table:table-cell table:style-name="ce7" office:value-type="string" calcext:value-type="string">
            <text:p>Linear</text:p>
          </table:table-cell>
          <table:table-cell table:style-name="ce7" office:value-type="string" calcext:value-type="string">
            <text:p>Unit</text:p>
          </table:table-cell>
          <table:table-cell table:style-name="ce15" office:value-type="string" calcext:value-type="string">
            <text:p>Logarithmic</text:p>
          </table:table-cell>
          <table:table-cell table:style-name="ce7" office:value-type="string" calcext:value-type="string">
            <text:p>Unit</text:p>
          </table:table-cell>
          <table:table-cell table:style-name="ce20" office:value-type="string" calcext:value-type="string">
            <text:p>Comments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G_t=eta_t * (pi * D_t * lambda)^2</text:p>
          </table:table-cell>
          <table:table-cell table:formula="of:=[.J18]*([.J19]*[.J20]/[.J23])^2" office:value-type="float" office:value="726.497874210534" calcext:value-type="float">
            <text:p>726.49787421053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_t</text:p>
          </table:table-cell>
          <table:table-cell table:style-name="ce8" office:value-type="float" office:value="100" calcext:value-type="float">
            <text:p>100</text:p>
          </table:table-cell>
          <table:table-cell table:style-name="ce13" office:value-type="string" calcext:value-type="string">
            <text:p>W</text:p>
          </table:table-cell>
          <table:table-cell table:style-name="ce16" table:formula="of:=10*LOG10([.B18])" office:value-type="float" office:value="20" calcext:value-type="float">
            <text:p>20.00</text:p>
          </table:table-cell>
          <table:table-cell table:style-name="ce13" office:value-type="string" calcext:value-type="string">
            <text:p>dBW</text:p>
          </table:table-cell>
          <table:table-cell table:style-name="ce20" office:value-type="string" calcext:value-type="string">
            <text:p>150 of 170 power</text:p>
          </table:table-cell>
          <table:table-cell table:number-columns-repeated="2"/>
          <table:table-cell office:value-type="string" calcext:value-type="string">
            <text:p>eta_t</text:p>
          </table:table-cell>
          <table:table-cell table:style-name="ce28" office:value-type="percentage" office:value="0.5" calcext:value-type="percentage">
            <text:p>50.00%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_t</text:p>
          </table:table-cell>
          <table:table-cell table:style-name="ce8" table:formula="of:=[.J17]" office:value-type="float" office:value="726.497874210534" calcext:value-type="float">
            <text:p>726</text:p>
          </table:table-cell>
          <table:table-cell table:style-name="ce13"/>
          <table:table-cell table:style-name="ce16" table:formula="of:=10*LOG10([.B19])" office:value-type="float" office:value="28.6123434785636" calcext:value-type="float">
            <text:p>28.61</text:p>
          </table:table-cell>
          <table:table-cell table:style-name="ce13" office:value-type="string" calcext:value-type="string">
            <text:p>dB</text:p>
          </table:table-cell>
          <table:table-cell table:style-name="ce20" office:value-type="string" calcext:value-type="string">
            <text:p>Eq 100</text:p>
          </table:table-cell>
          <table:table-cell table:number-columns-repeated="2"/>
          <table:table-cell office:value-type="string" calcext:value-type="string">
            <text:p>pi</text:p>
          </table:table-cell>
          <table:table-cell table:style-name="ce10" table:formula="of:=PI()" office:value-type="float" office:value="3.14159265358979" calcext:value-type="float">
            <text:p>3.1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_path</text:p>
          </table:table-cell>
          <table:table-cell table:style-name="ce9" table:formula="of:=[.J25]" office:value-type="float" office:value="6.52762367788056E-021" calcext:value-type="float">
            <text:p>6.53E-21</text:p>
          </table:table-cell>
          <table:table-cell table:style-name="ce13"/>
          <table:table-cell table:style-name="ce16" table:formula="of:=10*LOG10([.B20])" office:value-type="float" office:value="-201.852448909164" calcext:value-type="float">
            <text:p>-201.85</text:p>
          </table:table-cell>
          <table:table-cell table:style-name="ce13" office:value-type="string" calcext:value-type="string">
            <text:p>dB</text:p>
          </table:table-cell>
          <table:table-cell table:style-name="ce20" office:value-type="string" calcext:value-type="string">
            <text:p>Eq 101</text:p>
          </table:table-cell>
          <table:table-cell table:number-columns-repeated="2"/>
          <table:table-cell office:value-type="string" calcext:value-type="string">
            <text:p>D_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_point</text:p>
          </table:table-cell>
          <table:table-cell table:style-name="ce9"/>
          <table:table-cell table:style-name="ce13"/>
          <table:table-cell table:style-name="ce16" table:formula="of:=[.J61]" office:value-type="float" office:value="0.360536936466874" calcext:value-type="float">
            <text:p>0.36</text:p>
          </table:table-cell>
          <table:table-cell table:style-name="ce13" office:value-type="string" calcext:value-type="string">
            <text:p>dB</text:p>
          </table:table-cell>
          <table:table-cell table:style-name="ce20" office:value-type="string" calcext:value-type="string">
            <text:p>Eq 302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L_atmosphere</text:p>
          </table:table-cell>
          <table:table-cell table:style-name="ce9"/>
          <table:table-cell table:style-name="ce13"/>
          <table:table-cell table:style-name="ce16" office:value-type="float" office:value="10" calcext:value-type="float">
            <text:p>10.00</text:p>
          </table:table-cell>
          <table:table-cell table:style-name="ce13" office:value-type="string" calcext:value-type="string">
            <text:p>db</text:p>
          </table:table-cell>
          <table:table-cell table:style-name="ce20" office:value-type="string" calcext:value-type="string">
            <text:p>assumed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9" table:formula="of:=[.K13]" office:value-type="float" office:value="1.380649E-023" calcext:value-type="float">
            <text:p>1.38E-23</text:p>
          </table:table-cell>
          <table:table-cell table:style-name="ce13" office:value-type="string" calcext:value-type="string">
            <text:p>J/K</text:p>
          </table:table-cell>
          <table:table-cell table:style-name="ce16" table:formula="of:=10*LOG10([.B23])" office:value-type="float" office:value="-228.599167173218" calcext:value-type="float">
            <text:p>-228.60</text:p>
          </table:table-cell>
          <table:table-cell table:style-name="ce13" office:value-type="string" calcext:value-type="string">
            <text:p>dBJ/K</text:p>
          </table:table-cell>
          <table:table-cell table:style-name="ce20"/>
          <table:table-cell table:number-columns-repeated="2"/>
          <table:table-cell office:value-type="string" calcext:value-type="string">
            <text:p>lambda</text:p>
          </table:table-cell>
          <table:table-cell table:style-name="ce29" table:formula="of:=[.L3]" office:value-type="float" office:value="0.0412085852920962" calcext:value-type="float">
            <text:p>0.0412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8" table:formula="of:=[.I14]" office:value-type="float" office:value="11928233.7259373" calcext:value-type="float">
            <text:p>11,928,234</text:p>
          </table:table-cell>
          <table:table-cell table:style-name="ce13" office:value-type="string" calcext:value-type="string">
            <text:p>Hz</text:p>
          </table:table-cell>
          <table:table-cell table:style-name="ce16" table:formula="of:=10*LOG10([.B24])" office:value-type="float" office:value="70.765761402446" calcext:value-type="float">
            <text:p>70.77</text:p>
          </table:table-cell>
          <table:table-cell table:style-name="ce13" office:value-type="string" calcext:value-type="string">
            <text:p>dB-Hz</text:p>
          </table:table-cell>
          <table:table-cell table:style-name="ce20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G/T</text:p>
          </table:table-cell>
          <table:table-cell table:style-name="ce10" table:formula="of:=10^([.D25]/10)" office:value-type="float" office:value="49375.0697463339" calcext:value-type="float">
            <text:p>49,375.07</text:p>
          </table:table-cell>
          <table:table-cell table:style-name="ce13"/>
          <table:table-cell table:style-name="ce17" office:value-type="float" office:value="46.9350772211151" calcext:value-type="float">
            <text:p>46.9350772211151</text:p>
          </table:table-cell>
          <table:table-cell table:style-name="ce13" office:value-type="string" calcext:value-type="string">
            <text:p>dB/K</text:p>
          </table:table-cell>
          <table:table-cell table:style-name="ce20"/>
          <table:table-cell/>
          <table:table-cell office:value-type="float" office:value="101" calcext:value-type="float">
            <text:p>101</text:p>
          </table:table-cell>
          <table:table-cell table:style-name="ce27" office:value-type="string" calcext:value-type="string">
            <text:p>(lambda/4pid)^2</text:p>
          </table:table-cell>
          <table:table-cell table:formula="of:=([.J26]/(4 * [.J27]*[.J28]))^2" office:value-type="float" office:value="6.52762367788056E-021" calcext:value-type="float">
            <text:p>6.52762367788056E-21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C/N_achieved</text:p>
          </table:table-cell>
          <table:table-cell table:style-name="ce11"/>
          <table:table-cell table:style-name="ce14"/>
          <table:table-cell table:style-name="ce18" table:formula="of:=[.D18]+[.D19]+[.D20]-[.D23]-[.D24]+[.D25]-[.D21]-[.D22]" office:value-type="float" office:value="41.1678406248195" calcext:value-type="float">
            <text:p>41.17</text:p>
          </table:table-cell>
          <table:table-cell table:style-name="ce14" office:value-type="string" calcext:value-type="string">
            <text:p>dB</text:p>
          </table:table-cell>
          <table:table-cell table:style-name="ce20"/>
          <table:table-cell table:number-columns-repeated="2"/>
          <table:table-cell office:value-type="string" calcext:value-type="string">
            <text:p>lambda</text:p>
          </table:table-cell>
          <table:table-cell table:formula="of:=[.L3]" office:value-type="float" office:value="0.0412085852920962" calcext:value-type="float">
            <text:p>0.0412085852920962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/N_required</text:p>
          </table:table-cell>
          <table:table-cell table:style-name="ce10" table:formula="of:=[.J30]" office:value-type="float" office:value="14.1953219856937" calcext:value-type="float">
            <text:p>14.20</text:p>
          </table:table-cell>
          <table:table-cell table:style-name="ce13"/>
          <table:table-cell table:style-name="ce16" table:formula="of:=10*LOG10([.B27])" office:value-type="float" office:value="11.5214524786745" calcext:value-type="float">
            <text:p>11.52</text:p>
          </table:table-cell>
          <table:table-cell table:style-name="ce13" office:value-type="string" calcext:value-type="string">
            <text:p>dB</text:p>
          </table:table-cell>
          <table:table-cell table:style-name="ce20" office:value-type="string" calcext:value-type="string">
            <text:p>Eq 102</text:p>
          </table:table-cell>
          <table:table-cell table:number-columns-repeated="2"/>
          <table:table-cell office:value-type="string" calcext:value-type="string">
            <text:p>pi</text:p>
          </table:table-cell>
          <table:table-cell table:formula="of:=PI()" office:value-type="float" office:value="3.14159265358979" calcext:value-type="float">
            <text:p>3.1415926535897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argin</text:p>
          </table:table-cell>
          <table:table-cell table:style-name="ce10" table:formula="of:=10^([.D28]/10)" office:value-type="float" office:value="921.804480287496" calcext:value-type="float">
            <text:p>921.80</text:p>
          </table:table-cell>
          <table:table-cell table:style-name="ce13"/>
          <table:table-cell table:style-name="ce16" table:formula="of:=[.D26]-[.D27]" office:value-type="float" office:value="29.646388146145" calcext:value-type="float">
            <text:p>29.65</text:p>
          </table:table-cell>
          <table:table-cell table:style-name="ce13" office:value-type="string" calcext:value-type="string">
            <text:p>dB</text:p>
          </table:table-cell>
          <table:table-cell table:style-name="ce20"/>
          <table:table-cell table:number-columns-repeated="2"/>
          <table:table-cell office:value-type="string" calcext:value-type="string">
            <text:p>d</text:p>
          </table:table-cell>
          <table:table-cell table:style-name="ce9" table:formula="of:=[.I16]" office:value-type="float" office:value="40588246.261129" calcext:value-type="float">
            <text:p>4.06E+07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10"/>
          <table:table-cell table:style-name="ce13"/>
          <table:table-cell table:style-name="ce16"/>
          <table:table-cell table:style-name="ce13"/>
          <table:table-cell table:style-name="ce20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4"/>
          <table:table-cell table:style-name="ce10"/>
          <table:table-cell table:style-name="ce13"/>
          <table:table-cell table:style-name="ce19"/>
          <table:table-cell table:style-name="ce13"/>
          <table:table-cell table:style-name="ce23"/>
          <table:table-cell/>
          <table:table-cell office:value-type="float" office:value="102" calcext:value-type="float">
            <text:p>102</text:p>
          </table:table-cell>
          <table:table-cell table:style-name="Default" office:value-type="string" calcext:value-type="string">
            <text:p>R/B * ln(1/2BER)</text:p>
          </table:table-cell>
          <table:table-cell table:formula="of:=[.J31]/[.J32]*LN(1/(2*[.J33]))" office:value-type="float" office:value="14.1953219856937" calcext:value-type="float">
            <text:p>14.1953219856937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10"/>
          <table:table-cell table:style-name="ce13"/>
          <table:table-cell table:style-name="ce19"/>
          <table:table-cell table:style-name="ce13"/>
          <table:table-cell table:style-name="ce23"/>
          <table:table-cell table:number-columns-repeated="2"/>
          <table:table-cell office:value-type="string" calcext:value-type="string">
            <text:p>R</text:p>
          </table:table-cell>
          <table:table-cell table:style-name="ce9" table:formula="of:=[.I7]" office:value-type="float" office:value="19880389.5432288" calcext:value-type="float">
            <text:p>1.99E+07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10"/>
          <table:table-cell table:style-name="ce13"/>
          <table:table-cell table:style-name="ce19"/>
          <table:table-cell table:style-name="ce13"/>
          <table:table-cell table:style-name="ce23"/>
          <table:table-cell table:number-columns-repeated="2"/>
          <table:table-cell office:value-type="string" calcext:value-type="string">
            <text:p>B</text:p>
          </table:table-cell>
          <table:table-cell table:style-name="ce8" table:formula="of:=[.B24]" office:value-type="float" office:value="11928233.7259373" calcext:value-type="float">
            <text:p>11,928,234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10" office:value-type="string" calcext:value-type="string">
            <text:p>[C/N]achieved = [Pt] + [Gt] + [Gr] + 2[lambda/(4pi d)] – [k] – [B] – [T]</text:p>
          </table:table-cell>
          <table:table-cell table:style-name="ce13"/>
          <table:table-cell table:style-name="ce19"/>
          <table:table-cell table:style-name="ce13"/>
          <table:table-cell table:style-name="ce23"/>
          <table:table-cell table:number-columns-repeated="2"/>
          <table:table-cell office:value-type="string" calcext:value-type="string">
            <text:p>BER</text:p>
          </table:table-cell>
          <table:table-cell table:style-name="ce9" table:formula="of:=[.I5]" office:value-type="float" office:value="0.0001" calcext:value-type="float">
            <text:p>1.00E-04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10"/>
          <table:table-cell table:style-name="ce13"/>
          <table:table-cell table:style-name="ce19"/>
          <table:table-cell table:style-name="ce13"/>
          <table:table-cell table:style-name="ce23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Up</text:p>
          </table:table-cell>
          <table:table-cell table:style-name="ce7" office:value-type="string" calcext:value-type="string">
            <text:p>Linear</text:p>
          </table:table-cell>
          <table:table-cell table:style-name="ce7" office:value-type="string" calcext:value-type="string">
            <text:p>Unit</text:p>
          </table:table-cell>
          <table:table-cell table:style-name="ce15" office:value-type="string" calcext:value-type="string">
            <text:p>Logarithmic</text:p>
          </table:table-cell>
          <table:table-cell table:style-name="ce1" office:value-type="string" calcext:value-type="string">
            <text:p>Unit</text:p>
          </table:table-cell>
          <table:table-cell table:style-name="ce7" office:value-type="string" calcext:value-type="string">
            <text:p>Comments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P_t</text:p>
          </table:table-cell>
          <table:table-cell office:value-type="float" office:value="200" calcext:value-type="float">
            <text:p>200</text:p>
          </table:table-cell>
          <table:table-cell table:style-name="ce13" office:value-type="string" calcext:value-type="string">
            <text:p>W</text:p>
          </table:table-cell>
          <table:table-cell table:style-name="ce16" table:formula="of:=10*LOG10([.B36])" office:value-type="float" office:value="23.0102999566398" calcext:value-type="float">
            <text:p>23.01</text:p>
          </table:table-cell>
          <table:table-cell table:style-name="ce21" office:value-type="string" calcext:value-type="string">
            <text:p>dBW</text:p>
          </table:table-cell>
          <table:table-cell office:value-type="string" calcext:value-type="string">
            <text:p>Assumed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 office:value-type="string" calcext:value-type="string">
            <text:p>G_t=eta_t * (pi * D_t * lambda)^2</text:p>
          </table:table-cell>
          <table:table-cell table:formula="of:=[.J37]*([.J38]*[.J41]/[.J42])^2" office:value-type="float" office:value="593874.97133656" calcext:value-type="float">
            <text:p>593874.9713365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_t</text:p>
          </table:table-cell>
          <table:table-cell table:style-name="ce10" table:formula="of:=[.J36]" office:value-type="float" office:value="593874.97133656" calcext:value-type="float">
            <text:p>593,874.97</text:p>
          </table:table-cell>
          <table:table-cell table:style-name="ce13"/>
          <table:table-cell table:style-name="ce16" table:formula="of:=10*LOG10([.B37])" office:value-type="float" office:value="57.7369502246599" calcext:value-type="float">
            <text:p>57.74</text:p>
          </table:table-cell>
          <table:table-cell table:style-name="ce21" office:value-type="string" calcext:value-type="string">
            <text:p>dB</text:p>
          </table:table-cell>
          <table:table-cell office:value-type="string" calcext:value-type="string">
            <text:p>Eq 200</text:p>
          </table:table-cell>
          <table:table-cell table:number-columns-repeated="2"/>
          <table:table-cell office:value-type="string" calcext:value-type="string">
            <text:p>eta_t</text:p>
          </table:table-cell>
          <table:table-cell table:style-name="ce28" office:value-type="percentage" office:value="0.5" calcext:value-type="percentage">
            <text:p>50.00%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_path</text:p>
          </table:table-cell>
          <table:table-cell table:style-name="ce9" table:formula="of:=[.J65]" office:value-type="float" office:value="5.39810254557231E-021" calcext:value-type="float">
            <text:p>5.40E-21</text:p>
          </table:table-cell>
          <table:table-cell table:style-name="ce13"/>
          <table:table-cell table:style-name="ce16" table:formula="of:=10*LOG10([.B38])" office:value-type="float" office:value="-202.677588695844" calcext:value-type="float">
            <text:p>-202.68</text:p>
          </table:table-cell>
          <table:table-cell table:style-name="ce21" table:formula="of:=[.E20]" office:value-type="string" office:string-value="dB" calcext:value-type="string">
            <text:p>dB</text:p>
          </table:table-cell>
          <table:table-cell office:value-type="string" calcext:value-type="string">
            <text:p>Eq 203</text:p>
          </table:table-cell>
          <table:table-cell table:number-columns-repeated="2"/>
          <table:table-cell office:value-type="string" calcext:value-type="string">
            <text:p>pi</text:p>
          </table:table-cell>
          <table:table-cell table:style-name="ce10" table:formula="of:=PI()" office:value-type="float" office:value="3.14159265358979" calcext:value-type="float">
            <text:p>3.1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_point</text:p>
          </table:table-cell>
          <table:table-cell table:style-name="ce9"/>
          <table:table-cell table:style-name="ce13"/>
          <table:table-cell table:style-name="ce16" table:formula="of:=[.J62]" office:value-type="float" office:value="18.4200352136877" calcext:value-type="float">
            <text:p>18.42</text:p>
          </table:table-cell>
          <table:table-cell table:style-name="ce21" office:value-type="string" calcext:value-type="string">
            <text:p>dB</text:p>
          </table:table-cell>
          <table:table-cell office:value-type="string" calcext:value-type="string">
            <text:p>Eq 303</text:p>
          </table:table-cell>
          <table:table-cell table:number-columns-repeated="3"/>
          <table:table-cell table:style-name="ce10"/>
          <table:table-cell table:number-columns-repeated="3"/>
        </table:table-row>
        <table:table-row table:style-name="ro1">
          <table:table-cell table:style-name="ce2" office:value-type="string" calcext:value-type="string">
            <text:p>L_atmosphere</text:p>
          </table:table-cell>
          <table:table-cell table:style-name="ce9"/>
          <table:table-cell table:style-name="ce13"/>
          <table:table-cell table:style-name="ce16" office:value-type="float" office:value="10" calcext:value-type="float">
            <text:p>10.00</text:p>
          </table:table-cell>
          <table:table-cell table:style-name="ce21" office:value-type="string" calcext:value-type="string">
            <text:p>dB</text:p>
          </table:table-cell>
          <table:table-cell office:value-type="string" calcext:value-type="string">
            <text:p>assumed</text:p>
          </table:table-cell>
          <table:table-cell table:number-columns-repeated="3"/>
          <table:table-cell table:style-name="ce10"/>
          <table:table-cell table:number-columns-repeated="3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9" table:formula="of:=[.B23]" office:value-type="float" office:value="1.380649E-023" calcext:value-type="float">
            <text:p>1.38E-23</text:p>
          </table:table-cell>
          <table:table-cell table:style-name="ce13" office:value-type="string" calcext:value-type="string">
            <text:p>J/K</text:p>
          </table:table-cell>
          <table:table-cell table:style-name="ce16" table:formula="of:=10*LOG10([.B41])" office:value-type="float" office:value="-228.599167173218" calcext:value-type="float">
            <text:p>-228.60</text:p>
          </table:table-cell>
          <table:table-cell table:style-name="ce13" office:value-type="string" calcext:value-type="string">
            <text:p>dBJ/K</text:p>
          </table:table-cell>
          <table:table-cell table:style-name="ce20"/>
          <table:table-cell table:number-columns-repeated="2"/>
          <table:table-cell office:value-type="string" calcext:value-type="string">
            <text:p>D_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9" table:formula="of:=[.J45]" office:value-type="float" office:value="5015.625" calcext:value-type="float">
            <text:p>5.02E+03</text:p>
          </table:table-cell>
          <table:table-cell table:style-name="ce13" office:value-type="string" calcext:value-type="string">
            <text:p>Hz</text:p>
          </table:table-cell>
          <table:table-cell table:style-name="ce16" table:formula="of:=10*LOG10([.B42])" office:value-type="float" office:value="37.0032505842099" calcext:value-type="float">
            <text:p>37.00</text:p>
          </table:table-cell>
          <table:table-cell table:style-name="ce21" office:value-type="string" calcext:value-type="string">
            <text:p>dB-Hz</text:p>
          </table:table-cell>
          <table:table-cell office:value-type="string" calcext:value-type="string">
            <text:p>Eq 201</text:p>
          </table:table-cell>
          <table:table-cell table:number-columns-repeated="2"/>
          <table:table-cell office:value-type="string" calcext:value-type="string">
            <text:p>lambda</text:p>
          </table:table-cell>
          <table:table-cell table:style-name="ce29" table:formula="of:=[.L4]" office:value-type="float" office:value="0.03747405725" calcext:value-type="float">
            <text:p>0.0375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_r</text:p>
          </table:table-cell>
          <table:table-cell/>
          <table:table-cell table:style-name="ce13"/>
          <table:table-cell table:style-name="ce16" table:formula="of:=[.D19]" office:value-type="float" office:value="28.6123434785636" calcext:value-type="float">
            <text:p>28.61</text:p>
          </table:table-cell>
          <table:table-cell table:style-name="ce21" table:formula="of:=[.E19]" office:value-type="string" office:string-value="dB" calcext:value-type="string">
            <text:p>dB</text:p>
          </table:table-cell>
          <table:table-cell table:formula="of:=[.F19]" office:value-type="string" office:string-value="Eq 100" calcext:value-type="string">
            <text:p>Eq 10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T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K</text:p>
          </table:table-cell>
          <table:table-cell table:style-name="ce16" table:formula="of:=10*LOG10([.B44])" office:value-type="float" office:value="14.3136376415899" calcext:value-type="float">
            <text:p>14.31</text:p>
          </table:table-cell>
          <table:table-cell table:style-name="ce21" office:value-type="string" calcext:value-type="string">
            <text:p>dB-K</text:p>
          </table:table-cell>
          <table:table-cell office:value-type="string" calcext:value-type="string">
            <text:p>Assumed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C/N_achieved</text:p>
          </table:table-cell>
          <table:table-cell table:style-name="ce12"/>
          <table:table-cell table:style-name="ce14"/>
          <table:table-cell table:style-name="ce18" table:formula="of:=[.D36]+[.D37]+[.D43]+[.D38]-[.D41]-[.D42]-[.D44]-[.D39]-[.D40]" office:value-type="float" office:value="55.5442486977497" calcext:value-type="float">
            <text:p>55.54</text:p>
          </table:table-cell>
          <table:table-cell table:style-name="ce22" office:value-type="string" calcext:value-type="string">
            <text:p>dB</text:p>
          </table:table-cell>
          <table:table-cell table:style-name="ce12"/>
          <table:table-cell/>
          <table:table-cell office:value-type="float" office:value="201" calcext:value-type="float">
            <text:p>201</text:p>
          </table:table-cell>
          <table:table-cell table:style-name="Default" office:value-type="string" calcext:value-type="string">
            <text:p>B = 2R(1+beta)</text:p>
          </table:table-cell>
          <table:table-cell table:formula="of:=2*[.J46]*(1+[.J47])" office:value-type="float" office:value="5015.625" calcext:value-type="float">
            <text:p>5015.625</text:p>
          </table:table-cell>
          <table:table-cell office:value-type="string" calcext:value-type="string">
            <text:p>BFSK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/N_required</text:p>
          </table:table-cell>
          <table:table-cell table:style-name="ce10" table:formula="of:=[.J52]" office:value-type="float" office:value="6.5407418703573" calcext:value-type="float">
            <text:p>6.54</text:p>
          </table:table-cell>
          <table:table-cell table:style-name="ce13"/>
          <table:table-cell table:style-name="ce16" table:formula="of:=10*LOG10([.B46])" office:value-type="float" office:value="8.15627010087247" calcext:value-type="float">
            <text:p>8.16</text:p>
          </table:table-cell>
          <table:table-cell table:style-name="ce21" office:value-type="string" calcext:value-type="string">
            <text:p>dB</text:p>
          </table:table-cell>
          <table:table-cell office:value-type="string" calcext:value-type="string">
            <text:p>Eq 202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9" table:formula="of:=[.I8]" office:value-type="float" office:value="2500" calcext:value-type="float">
            <text:p>2.50E+0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argin</text:p>
          </table:table-cell>
          <table:table-cell table:number-columns-repeated="2"/>
          <table:table-cell table:style-name="ce16" table:formula="of:=[.D45]-[.D46]" office:value-type="float" office:value="47.3879785968772" calcext:value-type="float">
            <text:p>47.39</text:p>
          </table:table-cell>
          <table:table-cell table:style-name="ce21" office:value-type="string" calcext:value-type="string">
            <text:p>dB</text:p>
          </table:table-cell>
          <table:table-cell table:number-columns-repeated="3"/>
          <table:table-cell table:style-name="Default" office:value-type="string" calcext:value-type="string">
            <text:p>Beta = delta f / f_mod</text:p>
          </table:table-cell>
          <table:table-cell table:formula="of:=[.J49]/[.J48]" office:value-type="float" office:value="0.003125" calcext:value-type="float">
            <text:p>0.003125</text:p>
          </table:table-cell>
          <table:table-cell table:number-columns-repeated="3"/>
        </table:table-row>
        <table:table-row table:style-name="ro1">
          <table:table-cell table:style-name="ce5"/>
          <table:table-cell table:number-columns-repeated="2"/>
          <table:table-cell table:style-name="ce20"/>
          <table:table-cell table:style-name="ce5"/>
          <table:table-cell table:number-columns-repeated="3"/>
          <table:table-cell office:value-type="string" calcext:value-type="string">
            <text:p>f_mod</text:p>
          </table:table-cell>
          <table:table-cell table:style-name="ce9" table:formula="of:=[.I4]" office:value-type="float" office:value="8000000000" calcext:value-type="float">
            <text:p>8.00E+09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Default" office:value-type="string" calcext:value-type="string">
            <text:p>delta f = 1/2(f1-f0)</text:p>
          </table:table-cell>
          <table:table-cell table:formula="of:=[.I2]/2" office:value-type="float" office:value="25000000" calcext:value-type="float">
            <text:p>25000000</text:p>
          </table:table-cell>
          <table:table-cell office:value-type="string" calcext:value-type="string">
            <text:p>half max bw?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7"/>
          <table:table-cell office:value-type="float" office:value="202" calcext:value-type="float">
            <text:p>202</text:p>
          </table:table-cell>
          <table:table-cell table:style-name="Default" office:value-type="string" calcext:value-type="string">
            <text:p>R/B * ln(1/2BER)</text:p>
          </table:table-cell>
          <table:table-cell table:formula="of:=[.J53]/[.J54]*LN(1/(2*[.J55]))" office:value-type="float" office:value="6.5407418703573" calcext:value-type="float">
            <text:p>6.540741870357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R</text:p>
          </table:table-cell>
          <table:table-cell table:style-name="ce9" table:formula="of:=[.I8]" office:value-type="float" office:value="2500" calcext:value-type="float">
            <text:p>2.50E+0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B</text:p>
          </table:table-cell>
          <table:table-cell table:style-name="ce8" table:formula="of:=[.B42]" office:value-type="float" office:value="5015.625" calcext:value-type="float">
            <text:p>5,016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BER</text:p>
          </table:table-cell>
          <table:table-cell table:style-name="ce9" table:formula="of:=[.I6]" office:value-type="float" office:value="0.000001" calcext:value-type="float">
            <text:p>1.00E-0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more losses pls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8"/>
          <table:table-cell table:style-name="Default"/>
          <table:table-cell table:number-columns-repeated="4"/>
        </table:table-row>
        <table:table-row table:style-name="ro1">
          <table:table-cell table:number-columns-repeated="7"/>
          <table:table-cell office:value-type="float" office:value="300" calcext:value-type="float">
            <text:p>300</text:p>
          </table:table-cell>
          <table:table-cell table:style-name="Default" office:value-type="string" calcext:value-type="string">
            <text:p>theta_3dB=70deg*lambda/D</text:p>
          </table:table-cell>
          <table:table-cell table:formula="of:=70*[.L3]/[.J20]" office:value-type="float" office:value="5.76920194089347" calcext:value-type="float">
            <text:p>5.76920194089347</text:p>
          </table:table-cell>
          <table:table-cell office:value-type="string" calcext:value-type="string">
            <text:p>DL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01" calcext:value-type="float">
            <text:p>301</text:p>
          </table:table-cell>
          <table:table-cell table:style-name="Default"/>
          <table:table-cell table:formula="of:=[.L4]/[.J41]*70" office:value-type="float" office:value="0.201783385192308" calcext:value-type="float">
            <text:p>0.201783385192308</text:p>
          </table:table-cell>
          <table:table-cell office:value-type="string" calcext:value-type="string">
            <text:p>UL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4"/>
        </table:table-row>
        <table:table-row table:style-name="ro1">
          <table:table-cell table:number-columns-repeated="7"/>
          <table:table-cell office:value-type="float" office:value="302" calcext:value-type="float">
            <text:p>302</text:p>
          </table:table-cell>
          <table:table-cell table:style-name="Default" office:value-type="string" calcext:value-type="string">
            <text:p>[L_point]=12(epsilon/theta_3dB)^2</text:p>
          </table:table-cell>
          <table:table-cell table:formula="of:=12*([.I9]/[.J58])^2" office:value-type="float" office:value="0.360536936466874" calcext:value-type="float">
            <text:p>0.360536936466874</text:p>
          </table:table-cell>
          <table:table-cell office:value-type="string" calcext:value-type="string">
            <text:p>DL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03" calcext:value-type="float">
            <text:p>303</text:p>
          </table:table-cell>
          <table:table-cell table:style-name="Default"/>
          <table:table-cell table:formula="of:=12*([.I10]/[.J59])^2" office:value-type="float" office:value="18.4200352136877" calcext:value-type="float">
            <text:p>18.4200352136877</text:p>
          </table:table-cell>
          <table:table-cell office:value-type="string" calcext:value-type="string">
            <text:p>UL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4"/>
        </table:table-row>
        <table:table-row table:style-name="ro1">
          <table:table-cell table:number-columns-repeated="7"/>
          <table:table-cell office:value-type="float" office:value="203" calcext:value-type="float">
            <text:p>203</text:p>
          </table:table-cell>
          <table:table-cell table:style-name="ce27" office:value-type="string" calcext:value-type="string">
            <text:p>(lambda/4pid)^2</text:p>
          </table:table-cell>
          <table:table-cell table:formula="of:=([.J66]/(4 * [.J67]*[.J68]))^2" office:value-type="float" office:value="5.39810254557231E-021" calcext:value-type="float">
            <text:p>5.39810254557231E-2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lambda</text:p>
          </table:table-cell>
          <table:table-cell table:formula="of:=[.L4]" office:value-type="float" office:value="0.03747405725" calcext:value-type="float">
            <text:p>0.03747405725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pi</text:p>
          </table:table-cell>
          <table:table-cell table:formula="of:=PI()" office:value-type="float" office:value="3.14159265358979" calcext:value-type="float">
            <text:p>3.14159265358979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d</text:p>
          </table:table-cell>
          <table:table-cell table:style-name="ce9" table:formula="of:=[.I16]" office:value-type="float" office:value="40588246.261129" calcext:value-type="float">
            <text:p>4.06E+07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</table:table>
      <table:table table:name="PropulsionBudget" table:style-name="ta1"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opulsion Bud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my Vaugha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deal rocket equ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lta V = I_sp * g_0 * ln(m_i/m_f)</text:p>
          </table:table-cell>
          <table:table-cell/>
        </table:table-row>
        <table:table-row table:style-name="ro1">
          <table:table-cell office:value-type="string" calcext:value-type="string">
            <text:p>where</text:p>
          </table:table-cell>
          <table:table-cell office:value-type="string" calcext:value-type="string">
            <text:p>m_i=m_f+m_p [kg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_0=9.8m/s^2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/>
          <table:table-cell office:value-type="string" calcext:value-type="string">
            <text:p>I_sp [s]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18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9">
      <number:number number:decimal-places="3" number:min-decimal-places="3" number:min-integer-digits="1" number:grouping="true"/>
    </number:number-style>
    <number:number-style style:name="N120">
      <number:number number:decimal-places="4" number:min-decimal-places="4" number:min-integer-digits="1" number:grouping="true"/>
    </number:number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14" number:min-decimal-places="14" number:min-integer-digits="1"/>
    </number:number-style>
    <number:number-style style:name="N123">
      <number:number number:decimal-places="15" number:min-decimal-places="15" number:min-integer-digits="1"/>
    </number:number-style>
    <number:number-style style:name="N124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00-00-00</text:date>, <text:time style:data-style-name="N2" text:time-value="14:45:19.0046856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19:20:12.329702782</meta:creation-date>
    <meta:generator>LibreOffice/24.8.5.2$Linux_X86_64 LibreOffice_project/480$Build-2</meta:generator>
    <dc:date>2025-03-16T14:48:04.034871976</dc:date>
    <meta:editing-duration>PT1H28M51S</meta:editing-duration>
    <meta:editing-cycles>7</meta:editing-cycles>
    <meta:document-statistic meta:table-count="2" meta:cell-count="287" meta:object-count="0"/>
  </office:meta>
</office:document-meta>
</file>